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officeooo:rsid="0000a563" officeooo:paragraph-rsid="0000a563" style:font-size-asian="18pt" style:font-size-complex="18pt"/>
    </style:style>
    <style:style style:name="P3" style:family="paragraph" style:parent-style-name="Standard">
      <style:text-properties fo:font-size="26pt" officeooo:rsid="0000a563" officeooo:paragraph-rsid="0000a563" style:font-size-asian="26pt" style:font-size-complex="26pt"/>
    </style:style>
    <style:style style:name="P4" style:family="paragraph" style:parent-style-name="Text_20_body" style:list-style-name="L1"/>
    <style:style style:name="P5" style:family="paragraph" style:parent-style-name="Text_20_body" style:list-style-name="L1">
      <style:text-properties officeooo:paragraph-rsid="0002a2bf"/>
    </style:style>
    <style:style style:name="P6" style:family="paragraph" style:parent-style-name="Text_20_body" style:list-style-name="L2"/>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text-properties fo:font-size="18pt" style:font-size-asian="18pt" style:font-size-complex="18pt"/>
    </style:style>
    <style:style style:name="P17" style:family="paragraph" style:parent-style-name="Text_20_body">
      <style:text-properties fo:font-size="18pt" officeooo:rsid="00003bc4" style:font-size-asian="18pt" style:font-size-complex="18pt"/>
    </style:style>
    <style:style style:name="P18" style:family="paragraph" style:parent-style-name="Text_20_body" style:list-style-name="L1">
      <style:text-properties fo:font-size="18pt" officeooo:rsid="00003bc4" style:font-size-asian="18pt" style:font-size-complex="18pt"/>
    </style:style>
    <style:style style:name="P19" style:family="paragraph" style:parent-style-name="Text_20_body">
      <style:text-properties fo:font-size="18pt" officeooo:rsid="00003bc4" officeooo:paragraph-rsid="00003bc4" style:font-size-asian="18pt" style:font-size-complex="18pt"/>
    </style:style>
    <style:style style:name="P20" style:family="paragraph" style:parent-style-name="Text_20_body" style:list-style-name="L24">
      <style:text-properties fo:font-size="18pt" style:font-size-asian="18pt" style:font-size-complex="18pt"/>
    </style:style>
    <style:style style:name="P21" style:family="paragraph" style:parent-style-name="Text_20_body" style:list-style-name="L25">
      <style:text-properties fo:font-size="18pt" style:font-size-asian="18pt" style:font-size-complex="18pt"/>
    </style:style>
    <style:style style:name="P22" style:family="paragraph" style:parent-style-name="Text_20_body" style:list-style-name="L26">
      <style:text-properties fo:font-size="18pt" style:font-size-asian="18pt" style:font-size-complex="18pt"/>
    </style:style>
    <style:style style:name="P23" style:family="paragraph" style:parent-style-name="Text_20_body" style:list-style-name="L27">
      <style:text-properties fo:font-size="18pt" style:font-size-asian="18pt" style:font-size-complex="18pt"/>
    </style:style>
    <style:style style:name="P24" style:family="paragraph" style:parent-style-name="Text_20_body" style:list-style-name="L28">
      <style:text-properties fo:font-size="18pt" style:font-size-asian="18pt" style:font-size-complex="18pt"/>
    </style:style>
    <style:style style:name="P25" style:family="paragraph" style:parent-style-name="Text_20_body" style:list-style-name="L29">
      <style:text-properties fo:font-size="18pt" style:font-size-asian="18pt" style:font-size-complex="18pt"/>
    </style:style>
    <style:style style:name="P26" style:family="paragraph" style:parent-style-name="Text_20_body" style:list-style-name="L30">
      <style:text-properties fo:font-size="18pt" style:font-size-asian="18pt" style:font-size-complex="18pt"/>
    </style:style>
    <style:style style:name="P27" style:family="paragraph" style:parent-style-name="Text_20_body" style:list-style-name="L31">
      <style:text-properties fo:font-size="18pt" style:font-size-asian="18pt" style:font-size-complex="18pt"/>
    </style:style>
    <style:style style:name="P28" style:family="paragraph" style:parent-style-name="Text_20_body" style:list-style-name="L32">
      <style:text-properties fo:font-size="18pt" style:font-size-asian="18pt" style:font-size-complex="18pt"/>
    </style:style>
    <style:style style:name="P29" style:family="paragraph" style:parent-style-name="Text_20_body" style:list-style-name="L33">
      <style:text-properties fo:font-size="18pt" style:font-size-asian="18pt" style:font-size-complex="18pt"/>
    </style:style>
    <style:style style:name="P30" style:family="paragraph" style:parent-style-name="Text_20_body" style:list-style-name="L34">
      <style:text-properties fo:font-size="18pt" style:font-size-asian="18pt" style:font-size-complex="18pt"/>
    </style:style>
    <style:style style:name="P31" style:family="paragraph" style:parent-style-name="Text_20_body" style:list-style-name="L35">
      <style:text-properties fo:font-size="18pt" style:font-size-asian="18pt" style:font-size-complex="18pt"/>
    </style:style>
    <style:style style:name="P32" style:family="paragraph" style:parent-style-name="Text_20_body" style:list-style-name="L36">
      <style:text-properties fo:font-size="18pt" style:font-size-asian="18pt" style:font-size-complex="18pt"/>
    </style:style>
    <style:style style:name="P33" style:family="paragraph" style:parent-style-name="Text_20_body" style:list-style-name="L37">
      <style:text-properties fo:font-size="18pt" style:font-size-asian="18pt" style:font-size-complex="18pt"/>
    </style:style>
    <style:style style:name="P34" style:family="paragraph" style:parent-style-name="Text_20_body" style:list-style-name="L3">
      <style:text-properties fo:font-size="18pt" style:font-size-asian="18pt" style:font-size-complex="18pt"/>
    </style:style>
    <style:style style:name="P35" style:family="paragraph" style:parent-style-name="Text_20_body" style:list-style-name="L39">
      <style:text-properties fo:font-size="18pt" style:font-size-asian="18pt" style:font-size-complex="18pt"/>
    </style:style>
    <style:style style:name="P36" style:family="paragraph" style:parent-style-name="Text_20_body" style:list-style-name="L40">
      <style:text-properties fo:font-size="18pt" style:font-size-asian="18pt" style:font-size-complex="18pt"/>
    </style:style>
    <style:style style:name="P37" style:family="paragraph" style:parent-style-name="Text_20_body" style:list-style-name="L41">
      <style:text-properties fo:font-size="18pt" style:font-size-asian="18pt" style:font-size-complex="18pt"/>
    </style:style>
    <style:style style:name="P38" style:family="paragraph" style:parent-style-name="Text_20_body" style:list-style-name="L42">
      <style:text-properties fo:font-size="18pt" style:font-size-asian="18pt" style:font-size-complex="18pt"/>
    </style:style>
    <style:style style:name="P39" style:family="paragraph" style:parent-style-name="Text_20_body" style:list-style-name="L43">
      <style:text-properties fo:font-size="18pt" style:font-size-asian="18pt" style:font-size-complex="18pt"/>
    </style:style>
    <style:style style:name="P40" style:family="paragraph" style:parent-style-name="Text_20_body" style:list-style-name="L44">
      <style:text-properties fo:font-size="18pt" style:font-size-asian="18pt" style:font-size-complex="18pt"/>
    </style:style>
    <style:style style:name="P41" style:family="paragraph" style:parent-style-name="Text_20_body" style:list-style-name="L45">
      <style:text-properties fo:font-size="18pt" style:font-size-asian="18pt" style:font-size-complex="18pt"/>
    </style:style>
    <style:style style:name="P42" style:family="paragraph" style:parent-style-name="Text_20_body" style:list-style-name="L46">
      <style:text-properties fo:font-size="18pt" style:font-size-asian="18pt" style:font-size-complex="18pt"/>
    </style:style>
    <style:style style:name="P43" style:family="paragraph" style:parent-style-name="Text_20_body" style:list-style-name="L47">
      <style:text-properties fo:font-size="18pt" style:font-size-asian="18pt" style:font-size-complex="18pt"/>
    </style:style>
    <style:style style:name="P44" style:family="paragraph" style:parent-style-name="Text_20_body">
      <style:text-properties fo:font-size="18pt" officeooo:rsid="0000a563" officeooo:paragraph-rsid="0000a563" style:font-size-asian="18pt" style:font-size-complex="18pt"/>
    </style:style>
    <style:style style:name="P45" style:family="paragraph" style:parent-style-name="Text_20_body" style:list-style-name="L14">
      <style:text-properties fo:font-size="18pt" style:font-size-asian="18pt" style:font-size-complex="18pt"/>
    </style:style>
    <style:style style:name="P46" style:family="paragraph" style:parent-style-name="Text_20_body" style:list-style-name="L15">
      <style:text-properties fo:font-size="18pt" style:font-size-asian="18pt" style:font-size-complex="18pt"/>
    </style:style>
    <style:style style:name="P47" style:family="paragraph" style:parent-style-name="Text_20_body" style:list-style-name="L16">
      <style:text-properties fo:font-size="18pt" style:font-size-asian="18pt" style:font-size-complex="18pt"/>
    </style:style>
    <style:style style:name="P48" style:family="paragraph" style:parent-style-name="Text_20_body" style:list-style-name="L17">
      <style:text-properties fo:font-size="18pt" style:font-size-asian="18pt" style:font-size-complex="18pt"/>
    </style:style>
    <style:style style:name="P49" style:family="paragraph" style:parent-style-name="Text_20_body" style:list-style-name="L18">
      <style:text-properties fo:font-size="18pt" style:font-size-asian="18pt" style:font-size-complex="18pt"/>
    </style:style>
    <style:style style:name="P50" style:family="paragraph" style:parent-style-name="Text_20_body" style:list-style-name="L19">
      <style:text-properties fo:font-size="18pt" style:font-size-asian="18pt" style:font-size-complex="18pt"/>
    </style:style>
    <style:style style:name="P51" style:family="paragraph" style:parent-style-name="Text_20_body" style:list-style-name="L20">
      <style:text-properties fo:font-size="18pt" style:font-size-asian="18pt" style:font-size-complex="18pt"/>
    </style:style>
    <style:style style:name="P52" style:family="paragraph" style:parent-style-name="Text_20_body" style:list-style-name="L21">
      <style:text-properties fo:font-size="18pt" style:font-size-asian="18pt" style:font-size-complex="18pt"/>
    </style:style>
    <style:style style:name="P53" style:family="paragraph" style:parent-style-name="Text_20_body" style:list-style-name="L22">
      <style:text-properties fo:font-size="18pt" style:font-size-asian="18pt" style:font-size-complex="18pt"/>
    </style:style>
    <style:style style:name="P54" style:family="paragraph" style:parent-style-name="Text_20_body" style:list-style-name="L49">
      <style:text-properties fo:font-size="18pt" style:font-size-asian="18pt" style:font-size-complex="18pt"/>
    </style:style>
    <style:style style:name="P55" style:family="paragraph" style:parent-style-name="Text_20_body" style:list-style-name="L50">
      <style:text-properties fo:font-size="18pt" style:font-size-asian="18pt" style:font-size-complex="18pt"/>
    </style:style>
    <style:style style:name="P56" style:family="paragraph" style:parent-style-name="Text_20_body" style:list-style-name="L51">
      <style:text-properties fo:font-size="18pt" style:font-size-asian="18pt" style:font-size-complex="18pt"/>
    </style:style>
    <style:style style:name="P57" style:family="paragraph" style:parent-style-name="Text_20_body" style:list-style-name="L52">
      <style:text-properties fo:font-size="18pt" style:font-size-asian="18pt" style:font-size-complex="18pt"/>
    </style:style>
    <style:style style:name="P58" style:family="paragraph" style:parent-style-name="Text_20_body" style:list-style-name="L53">
      <style:text-properties fo:font-size="18pt" style:font-size-asian="18pt" style:font-size-complex="18pt"/>
    </style:style>
    <style:style style:name="P59" style:family="paragraph" style:parent-style-name="Text_20_body" style:list-style-name="L54">
      <style:text-properties fo:font-size="18pt" style:font-size-asian="18pt" style:font-size-complex="18pt"/>
    </style:style>
    <style:style style:name="P60" style:family="paragraph" style:parent-style-name="Text_20_body" style:list-style-name="L55">
      <style:text-properties fo:font-size="18pt" style:font-size-asian="18pt" style:font-size-complex="18pt"/>
    </style:style>
    <style:style style:name="P61" style:family="paragraph" style:parent-style-name="Text_20_body" style:list-style-name="L56">
      <style:text-properties fo:font-size="18pt" style:font-size-asian="18pt" style:font-size-complex="18pt"/>
    </style:style>
    <style:style style:name="P62" style:family="paragraph" style:parent-style-name="Text_20_body" style:list-style-name="L57">
      <style:text-properties fo:font-size="18pt" style:font-size-asian="18pt" style:font-size-complex="18pt"/>
    </style:style>
    <style:style style:name="P63" style:family="paragraph" style:parent-style-name="Text_20_body" style:list-style-name="L59">
      <style:text-properties fo:font-size="18pt" style:font-size-asian="18pt" style:font-size-complex="18pt"/>
    </style:style>
    <style:style style:name="P64" style:family="paragraph" style:parent-style-name="Text_20_body" style:list-style-name="L60">
      <style:text-properties fo:font-size="18pt" style:font-size-asian="18pt" style:font-size-complex="18pt"/>
    </style:style>
    <style:style style:name="P65" style:family="paragraph" style:parent-style-name="Text_20_body" style:list-style-name="L61">
      <style:text-properties fo:font-size="18pt" style:font-size-asian="18pt" style:font-size-complex="18pt"/>
    </style:style>
    <style:style style:name="P66" style:family="paragraph" style:parent-style-name="Text_20_body" style:list-style-name="L62">
      <style:text-properties fo:font-size="18pt" style:font-size-asian="18pt" style:font-size-complex="18pt"/>
    </style:style>
    <style:style style:name="P67" style:family="paragraph" style:parent-style-name="Text_20_body" style:list-style-name="L63">
      <style:text-properties fo:font-size="18pt" style:font-size-asian="18pt" style:font-size-complex="18pt"/>
    </style:style>
    <style:style style:name="P68" style:family="paragraph" style:parent-style-name="Text_20_body" style:list-style-name="L64">
      <style:text-properties fo:font-size="18pt" style:font-size-asian="18pt" style:font-size-complex="18pt"/>
    </style:style>
    <style:style style:name="P69" style:family="paragraph" style:parent-style-name="Text_20_body" style:list-style-name="L65">
      <style:text-properties fo:font-size="18pt" style:font-size-asian="18pt" style:font-size-complex="18pt"/>
    </style:style>
    <style:style style:name="P70" style:family="paragraph" style:parent-style-name="Text_20_body" style:list-style-name="L66">
      <style:text-properties fo:font-size="18pt" style:font-size-asian="18pt" style:font-size-complex="18pt"/>
    </style:style>
    <style:style style:name="P71" style:family="paragraph" style:parent-style-name="Text_20_body" style:list-style-name="L67">
      <style:text-properties fo:font-size="18pt" style:font-size-asian="18pt" style:font-size-complex="18pt"/>
    </style:style>
    <style:style style:name="P72" style:family="paragraph" style:parent-style-name="Text_20_body" style:list-style-name="L69">
      <style:text-properties fo:font-size="18pt" style:font-size-asian="18pt" style:font-size-complex="18pt"/>
    </style:style>
    <style:style style:name="P73" style:family="paragraph" style:parent-style-name="Text_20_body" style:list-style-name="L70">
      <style:text-properties fo:font-size="18pt" style:font-size-asian="18pt" style:font-size-complex="18pt"/>
    </style:style>
    <style:style style:name="P74" style:family="paragraph" style:parent-style-name="Text_20_body" style:list-style-name="L71">
      <style:text-properties fo:font-size="18pt" style:font-size-asian="18pt" style:font-size-complex="18pt"/>
    </style:style>
    <style:style style:name="P75" style:family="paragraph" style:parent-style-name="Text_20_body" style:list-style-name="L72">
      <style:text-properties fo:font-size="18pt" style:font-size-asian="18pt" style:font-size-complex="18pt"/>
    </style:style>
    <style:style style:name="P76" style:family="paragraph" style:parent-style-name="Text_20_body" style:list-style-name="L73">
      <style:text-properties fo:font-size="18pt" style:font-size-asian="18pt" style:font-size-complex="18pt"/>
    </style:style>
    <style:style style:name="P77" style:family="paragraph" style:parent-style-name="Text_20_body" style:list-style-name="L74">
      <style:text-properties fo:font-size="18pt" style:font-size-asian="18pt" style:font-size-complex="18pt"/>
    </style:style>
    <style:style style:name="P78" style:family="paragraph" style:parent-style-name="Text_20_body" style:list-style-name="L75">
      <style:text-properties fo:font-size="18pt" style:font-size-asian="18pt" style:font-size-complex="18pt"/>
    </style:style>
    <style:style style:name="P79" style:family="paragraph" style:parent-style-name="Text_20_body" style:list-style-name="L76">
      <style:text-properties fo:font-size="18pt" style:font-size-asian="18pt" style:font-size-complex="18pt"/>
    </style:style>
    <style:style style:name="P80" style:family="paragraph" style:parent-style-name="Text_20_body" style:list-style-name="L77">
      <style:text-properties fo:font-size="18pt" style:font-size-asian="18pt" style:font-size-complex="18pt"/>
    </style:style>
    <style:style style:name="P81" style:family="paragraph" style:parent-style-name="Text_20_body">
      <style:text-properties fo:font-size="28pt" officeooo:rsid="00003bc4" officeooo:paragraph-rsid="00003bc4" style:font-size-asian="28pt" style:font-size-complex="28pt"/>
    </style:style>
    <style:style style:name="P82" style:family="paragraph" style:parent-style-name="Text_20_body" style:list-style-name="L1">
      <style:text-properties fo:font-size="26pt" officeooo:rsid="00003bc4" officeooo:paragraph-rsid="00003bc4" style:font-size-asian="26pt" style:font-size-complex="26pt"/>
    </style:style>
    <style:style style:name="P83" style:family="paragraph" style:parent-style-name="Text_20_body">
      <style:paragraph-properties fo:margin-left="0cm" fo:margin-right="0cm" fo:margin-top="0cm" fo:margin-bottom="0cm" loext:contextual-spacing="false" fo:text-indent="0cm" style:auto-text-indent="false"/>
      <style:text-properties fo:font-size="18pt" style:font-size-asian="18pt" style:font-size-complex="18pt" loext:padding="0cm" loext:border="none"/>
    </style:style>
    <style:style style:name="T1" style:family="text">
      <style:text-properties officeooo:rsid="0002a2bf"/>
    </style:style>
    <style:style style:name="T2" style:family="text">
      <style:text-properties fo:font-size="18pt" officeooo:rsid="0002a2bf" style:font-size-asian="18pt" style:font-size-complex="18pt"/>
    </style:style>
    <style:style style:name="T3" style:family="text">
      <style:text-properties fo:font-size="26pt" officeooo:rsid="0002a2bf" style:font-size-asian="26pt" style:font-size-complex="26pt"/>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41785428" text:style-name="L1">
        <text:list-header>
          <text:p text:style-name="P5"><text:span text:style-name="T3"><text:s text:c="16"/>MCU-STM32F411RE</text:span></text:p>
          <text:list>
            <text:list-item>
              <text:list>
                <text:list-item>
                  <text:list>
                    <text:list-item>
                      <text:list>
                        <text:list-item>
                          <text:list>
                            <text:list-header>
                              <text:p text:style-name="P82"/>
                              <text:p text:style-name="P82">GPIO</text:p>
                              <text:p text:style-name="P82"/>
                            </text:list-header>
                          </text:list>
                        </text:list-item>
                      </text:list>
                    </text:list-item>
                  </text:list>
                </text:list-item>
              </text:list>
            </text:list-item>
          </text:list>
          <text:p text:style-name="P18"><text:span text:style-name="T1">1.</text:span>What is GPIO and what is its purpose?</text:p>
        </text:list-header>
      </text:list>
      <text:p text:style-name="P16">GPIO stands for General Purpose Input/Output. Its purpose is to provide a way for the microcontroller to interact with the external world by controlling and reading the state of pins.</text:p>
      <text:p text:style-name="P16"/>
      <text:list xml:id="list2237442164" text:style-name="L24">
        <text:list-item>
          <text:p text:style-name="P20">How many GPIO pins are available in STM32F411 MCU?</text:p>
        </text:list-item>
      </text:list>
      <text:p text:style-name="P16">STM32F411 MCU has up to 100 GPIO pins depending on the package and pin count.</text:p>
      <text:p text:style-name="P16"/>
      <text:list xml:id="list3561678096" text:style-name="L25">
        <text:list-item>
          <text:p text:style-name="P21">What are the different modes of GPIO pins in STM32F411?</text:p>
        </text:list-item>
      </text:list>
      <text:p text:style-name="P16">The different modes of GPIO pins in STM32F411 are Input, Output, Analog, Alternate Function, and External Interrupt.</text:p>
      <text:p text:style-name="P16"/>
      <text:list xml:id="list3598880389" text:style-name="L26">
        <text:list-item>
          <text:p text:style-name="P22">What is the difference between push-pull and open-drain output modes of GPIO pins?</text:p>
        </text:list-item>
      </text:list>
      <text:p text:style-name="P16">In push-pull mode, the output pin can either source or sink current. In open-drain mode, the output pin can only sink current and cannot source current.</text:p>
      <text:p text:style-name="P16"/>
      <text:list xml:id="list2038664496" text:style-name="L27">
        <text:list-item>
          <text:p text:style-name="P23"><text:soft-page-break/>What is the purpose of GPIO alternate function mode in STM32F411?</text:p>
        </text:list-item>
      </text:list>
      <text:p text:style-name="P16">GPIO alternate function mode allows the pins to be used for other purposes such as SPI, I2C, UART, PWM, etc. This mode enables the pins to perform functions other than their default GPIO function.</text:p>
      <text:p text:style-name="P16"/>
      <text:list xml:id="list1302885735" text:style-name="L28">
        <text:list-item>
          <text:p text:style-name="P24">What is the difference between a GPIO input and output pin?</text:p>
        </text:list-item>
      </text:list>
      <text:p text:style-name="P16">A GPIO input pin can only read the state of an external signal, whereas a GPIO output pin can control the state of an external signal.</text:p>
      <text:p text:style-name="P16"/>
      <text:list xml:id="list1440870006" text:style-name="L29">
        <text:list-item>
          <text:p text:style-name="P25">What is the purpose of GPIO pull-up and pull-down resistors?</text:p>
        </text:list-item>
      </text:list>
      <text:p text:style-name="P16">GPIO pull-up and pull-down resistors are used to ensure that the input pin has a defined voltage level when there is no external signal. Pull-up resistors connect the input pin to Vcc (logic high), while pull-down resistors connect the input pin to ground (logic low).</text:p>
      <text:p text:style-name="P16"/>
      <text:list xml:id="list1099531421" text:style-name="L30">
        <text:list-item>
          <text:p text:style-name="P26">How can the GPIO pins be configured in STM32F411?</text:p>
        </text:list-item>
      </text:list>
      <text:p text:style-name="P16">The GPIO pins in STM32F411 can be configured using the GPIO peripheral registers and the RCC (Reset and Clock Control) peripheral.</text:p>
      <text:p text:style-name="P16"/>
      <text:list xml:id="list3088831423" text:style-name="L31">
        <text:list-item>
          <text:p text:style-name="P27">What is the purpose of GPIO external interrupts?</text:p>
        </text:list-item>
      </text:list>
      <text:p text:style-name="P16"><text:soft-page-break/>GPIO external interrupts are used to trigger an interrupt in the microcontroller when there is a change in the state of the input pin. This can be used to detect events such as button presses, sensor readings, etc.</text:p>
      <text:list xml:id="list1902821157" text:style-name="L32">
        <text:list-item>
          <text:p text:style-name="P28">Can multiple GPIO pins be configured as external interrupts in STM32F411?</text:p>
        </text:list-item>
      </text:list>
      <text:p text:style-name="P16">Yes, multiple GPIO pins can be configured as external interrupts in STM32F411. The interrupts can be configured to trigger on rising edge, falling edge, or both edges.</text:p>
      <text:p text:style-name="P83"><draw:frame draw:style-name="fr1" draw:name="Image2" text:anchor-type="char" svg:width="0.041cm" svg:height="0.041cm" draw:z-index="0"><draw:image xlink:href="https://chat.openai.com/_next/image?url=https%3A%2F%2Flh3.googleusercontent.com%2Fa%2FAGNmyxaL_MqM8JvC55zfm1zHkcs9ySkjeYJxnMq4dAfU5w%3Ds96-c&amp;w=64&amp;q=75" xlink:type="simple" xlink:show="embed" xlink:actuate="onLoad" loext:mime-type=""/><svg:title>Vignesh. Km</svg:title></draw:frame></text:p>
      <text:p text:style-name="P16"/>
      <text:list xml:id="list3726632533" text:style-name="L33">
        <text:list-item>
          <text:p text:style-name="P29">What is the difference between input mode and input with pull-up/pull-down mode in GPIO?</text:p>
        </text:list-item>
      </text:list>
      <text:p text:style-name="P16">In input mode, the GPIO pin reads the external signal without any additional internal pull-up or pull-down resistors. In input with pull-up/pull-down mode, an internal resistor is enabled that pulls the GPIO pin either high or low when no external signal is connected.</text:p>
      <text:list xml:id="list1290650224" text:style-name="L34">
        <text:list-item>
          <text:p text:style-name="P30">What is the difference between hardware and software GPIO interrupts?</text:p>
        </text:list-item>
      </text:list>
      <text:p text:style-name="P16">Hardware GPIO interrupts are triggered by a change in the input signal and require no CPU intervention. Software GPIO interrupts, on the other hand, are triggered by the software program and require CPU intervention.</text:p>
      <text:list xml:id="list794504927" text:style-name="L35">
        <text:list-item>
          <text:p text:style-name="P31">How can the speed of the GPIO pins be configured in STM32F411?</text:p>
        </text:list-item>
      </text:list>
      <text:p text:style-name="P16"><text:soft-page-break/>The speed of the GPIO pins in STM32F411 can be configured using the Speed register, which can be set to Very High, High, Medium, or Low.</text:p>
      <text:list xml:id="list1025934381" text:style-name="L36">
        <text:list-item>
          <text:p text:style-name="P32">Can the same GPIO pin be configured for both input and output modes?</text:p>
        </text:list-item>
      </text:list>
      <text:p text:style-name="P16">Yes, the same GPIO pin can be configured for both input and output modes in STM32F411. However, the mode must be changed using the GPIO configuration registers before the pin can be used for a different purpose.</text:p>
      <text:list xml:id="list322610791" text:style-name="L37">
        <text:list-item>
          <text:p text:style-name="P33">What is the purpose of GPIO port configuration in STM32F411?</text:p>
        </text:list-item>
      </text:list>
      <text:p text:style-name="P16">GPIO port configuration refers to the configuration of a group of GPIO pins as a single unit. This allows for more efficient configuration and control of multiple pins at once. For example, an entire port can be configured as input or output with a single register write.</text:p>
      <text:p text:style-name="P17"/>
      <text:p text:style-name="P81"><text:tab/><text:tab/><text:tab/><text:tab/><text:tab/><text:tab/>USART</text:p>
      <text:p text:style-name="P19"/>
      <text:list xml:id="list3060896340" text:style-name="L3">
        <text:list-item>
          <text:p text:style-name="P34">What is USART in STM32F411 MCU?</text:p>
        </text:list-item>
      </text:list>
      <text:p text:style-name="P16">USART stands for Universal Synchronous/Asynchronous Receiver/Transmitter. It is a communication interface that allows the microcontroller to communicate with other devices using serial communication.</text:p>
      <text:list xml:id="list544448353" text:style-name="L39">
        <text:list-item>
          <text:p text:style-name="P35">What is the difference between USART and UART?</text:p>
        </text:list-item>
      </text:list>
      <text:p text:style-name="P16"><text:soft-page-break/>USART supports both synchronous and asynchronous communication, while UART only supports asynchronous communication.</text:p>
      <text:list xml:id="list2395227015" text:style-name="L40">
        <text:list-item>
          <text:p text:style-name="P36">How many USART modules are available in STM32F411 MCU?</text:p>
        </text:list-item>
      </text:list>
      <text:p text:style-name="P16">STM32F411 MCU has up to 3 USART modules depending on the package.</text:p>
      <text:list xml:id="list2886098021" text:style-name="L41">
        <text:list-item>
          <text:p text:style-name="P37">What are the different modes of operation in USART?</text:p>
        </text:list-item>
      </text:list>
      <text:p text:style-name="P16">The different modes of operation in USART are asynchronous mode, synchronous mode, and smartcard mode.</text:p>
      <text:p text:style-name="P16"/>
      <text:list xml:id="list3362048120" text:style-name="L42">
        <text:list-item>
          <text:p text:style-name="P38">What is the difference between synchronous and asynchronous modes in USART?</text:p>
        </text:list-item>
      </text:list>
      <text:p text:style-name="P16">In synchronous mode, the data is transmitted with a clock signal, while in asynchronous mode, the data is transmitted without a clock signal.</text:p>
      <text:p text:style-name="P16"/>
      <text:list xml:id="list792451862" text:style-name="L43">
        <text:list-item>
          <text:p text:style-name="P39">What is the purpose of the parity bit in USART?</text:p>
        </text:list-item>
      </text:list>
      <text:p text:style-name="P16">The parity bit is used for error checking in USART communication. It is an extra bit that is added to each transmitted byte to ensure that the number of bits set to 1 is even or odd.</text:p>
      <text:p text:style-name="P16"/>
      <text:list xml:id="list1164302998" text:style-name="L44">
        <text:list-item>
          <text:p text:style-name="P40">How can the baud rate be configured in USART?</text:p>
        </text:list-item>
      </text:list>
      <text:p text:style-name="P16">The baud rate can be configured using the USART_BRR (Baud Rate Register) register, which sets the clock prescaler and the fractional part of the baud rate divisor.</text:p>
      <text:p text:style-name="P16"><text:soft-page-break/></text:p>
      <text:list xml:id="list3301486676" text:style-name="L45">
        <text:list-item>
          <text:p text:style-name="P41">What is the difference between USART polling and USART interrupt modes?</text:p>
        </text:list-item>
      </text:list>
      <text:p text:style-name="P16">In USART polling mode, the program checks the USART status register to determine when data has been received or transmitted. In USART interrupt mode, the program is interrupted when data is received or transmitted, allowing for more efficient communication.</text:p>
      <text:p text:style-name="P16"/>
      <text:list xml:id="list1570149621" text:style-name="L46">
        <text:list-item>
          <text:p text:style-name="P42">What is the purpose of flow control in USART communication?</text:p>
        </text:list-item>
      </text:list>
      <text:p text:style-name="P16">Flow control is used to regulate the flow of data between devices to prevent data loss or buffer overflow. It can be achieved using hardware flow control (RTS/CTS) or software flow control (XON/XOFF).</text:p>
      <text:p text:style-name="P16"/>
      <text:list xml:id="list1664165942" text:style-name="L47">
        <text:list-item>
          <text:p text:style-name="P43">Can USART communication be half-duplex or full-duplex?</text:p>
        </text:list-item>
      </text:list>
      <text:p text:style-name="P16">USART communication can be both half-duplex and full-duplex, depending on the configuration. In half-duplex mode, the USART module can either transmit or receive data at a time, while in full-duplex mode, it can simultaneously transmit and receive data.</text:p>
      <text:list xml:id="list121908592870587" text:continue-list="list3060896340" text:style-name="L3">
        <text:list-header>
          <text:p text:style-name="P34"/>
        </text:list-header>
      </text:list>
      <text:p text:style-name="P1"/>
      <text:p text:style-name="P1"/>
      <text:p text:style-name="P3"><text:tab/><text:tab/><text:tab/><text:tab/><text:tab/><text:tab/>ADC</text:p>
      <text:p text:style-name="P2"/>
      <text:p text:style-name="P44"><text:span text:style-name="T1">1.</text:span>What is ADC and what is its purpose?</text:p>
      <text:p text:style-name="P16"><text:soft-page-break/>ADC stands for Analog-to-Digital Converter. Its purpose is to convert analog signals (voltage or current) into digital values that can be processed by a microcontroller.</text:p>
      <text:list xml:id="list1567051137" text:style-name="L14">
        <text:list-item>
          <text:p text:style-name="P45">What is the resolution of the ADC in STM32F411?</text:p>
        </text:list-item>
      </text:list>
      <text:p text:style-name="P16">The ADC in STM32F411 has a resolution of 12 bits.</text:p>
      <text:list xml:id="list388917932" text:style-name="L15">
        <text:list-item>
          <text:p text:style-name="P46">What is the maximum sampling rate of the ADC in STM32F411?</text:p>
        </text:list-item>
      </text:list>
      <text:p text:style-name="P16">The maximum sampling rate of the ADC in STM32F411 is 2.4 MSPS (Mega Samples Per Second).</text:p>
      <text:list xml:id="list1939902639" text:style-name="L16">
        <text:list-item>
          <text:p text:style-name="P47">What is the difference between single conversion mode and continuous conversion mode in ADC?</text:p>
        </text:list-item>
      </text:list>
      <text:p text:style-name="P16">In single conversion mode, the ADC converts a single channel once and then stops. In continuous conversion mode, the ADC continuously converts a sequence of channels until the conversion is stopped by the user.</text:p>
      <text:list xml:id="list1838748565" text:style-name="L17">
        <text:list-item>
          <text:p text:style-name="P48">How many channels can be sampled simultaneously in the ADC of STM32F411?</text:p>
        </text:list-item>
      </text:list>
      <text:p text:style-name="P16">The ADC of STM32F411 can sample up to 16 channels simultaneously using multi-channel mode.</text:p>
      <text:list xml:id="list1451860276" text:style-name="L18">
        <text:list-item>
          <text:p text:style-name="P49">How can the conversion time of ADC be calculated?</text:p>
        </text:list-item>
      </text:list>
      <text:p text:style-name="P16">The conversion time of ADC can be calculated using the formula: Conversion time = Sampling time + 12.5 ADC clock cycles, where sampling time is the time taken by the ADC to sample the input voltage, and ADC clock cycles is the number of clock cycles required for the conversion.</text:p>
      <text:list xml:id="list1872227182" text:style-name="L19">
        <text:list-item>
          <text:p text:style-name="P50">How can the resolution of ADC be increased in STM32F411?</text:p>
        </text:list-item>
      </text:list>
      <text:p text:style-name="P16"><text:soft-page-break/>The resolution of ADC can be increased in STM32F411 by using oversampling and/or averaging techniques.</text:p>
      <text:list xml:id="list3315524490" text:style-name="L20">
        <text:list-item>
          <text:p text:style-name="P51">What is the purpose of the analog watchdog in ADC?</text:p>
        </text:list-item>
      </text:list>
      <text:p text:style-name="P16">The analog watchdog in ADC is used to monitor the analog input voltage and generate an interrupt or trigger an alarm when the voltage goes out of a specified range.</text:p>
      <text:list xml:id="list2736043639" text:style-name="L21">
        <text:list-item>
          <text:p text:style-name="P52">What is the purpose of DMA in ADC?</text:p>
        </text:list-item>
      </text:list>
      <text:p text:style-name="P16">DMA (Direct Memory Access) is used to transfer the converted ADC data directly to memory without CPU intervention, thus improving the efficiency and speed of data transfer.</text:p>
      <text:list xml:id="list1846463729" text:style-name="L22">
        <text:list-item>
          <text:p text:style-name="P53">What are the different types of trigger sources for ADC conversion in STM32F411?</text:p>
        </text:list-item>
      </text:list>
      <text:p text:style-name="P16">The trigger sources for ADC conversion in STM32F411 can be software-triggered, timer-triggered, or external-triggered (such as a rising or falling edge on a specific pin).</text:p>
      <text:p text:style-name="P2"/>
      <text:p text:style-name="P3"><text:tab/><text:tab/><text:tab/><text:tab/><text:tab/>TIMER</text:p>
      <text:p text:style-name="P2"/>
      <text:p text:style-name="P44"><text:span text:style-name="T1">1.</text:span>What is a Timer in STM32F411 MCU?</text:p>
      <text:p text:style-name="P16">A timer is a peripheral device in STM32F411 MCU that can be used to generate precise time delays, measure the duration of events, and trigger periodic events.</text:p>
      <text:list xml:id="list1474748392" text:style-name="L49">
        <text:list-item>
          <text:p text:style-name="P54">How many timers are available in STM32F411 MCU?</text:p>
        </text:list-item>
      </text:list>
      <text:p text:style-name="P16">STM32F411 MCU has up to 14 general-purpose timers depending on the package.</text:p>
      <text:list xml:id="list585900349" text:style-name="L50">
        <text:list-item>
          <text:p text:style-name="P55">What is the difference between a general-purpose timer and a basic timer?</text:p>
        </text:list-item>
      </text:list>
      <text:p text:style-name="P16"><text:soft-page-break/>A general-purpose timer can be used for a wide range of applications, such as generating PWM signals, measuring time intervals, and triggering interrupts. A basic timer, on the other hand, is a simple timer that can only be used for basic timing functions.</text:p>
      <text:list xml:id="list4042531756" text:style-name="L51">
        <text:list-item>
          <text:p text:style-name="P56">What are the different modes of operation in Timer?</text:p>
        </text:list-item>
      </text:list>
      <text:p text:style-name="P16">The different modes of operation in Timer are input capture mode, output compare mode, and PWM mode.</text:p>
      <text:list xml:id="list2219090366" text:style-name="L52">
        <text:list-item>
          <text:p text:style-name="P57">What is the difference between input capture mode and output compare mode in Timer?</text:p>
        </text:list-item>
      </text:list>
      <text:p text:style-name="P16">In input capture mode, the Timer captures the value of the counter when a specified input event occurs, while in output compare mode, the Timer generates an output signal when the counter reaches a specified value.</text:p>
      <text:list xml:id="list1755573638" text:style-name="L53">
        <text:list-item>
          <text:p text:style-name="P58">What is PWM mode in Timer?</text:p>
        </text:list-item>
      </text:list>
      <text:p text:style-name="P16">PWM mode is a mode of operation in Timer that generates a square wave output signal with a variable duty cycle. It is commonly used for controlling the speed of motors and for dimming LEDs.</text:p>
      <text:list xml:id="list2052601571" text:style-name="L54">
        <text:list-item>
          <text:p text:style-name="P59">How can the frequency of the Timer be configured in STM32F411 MCU?</text:p>
        </text:list-item>
      </text:list>
      <text:p text:style-name="P16">The frequency of the Timer can be configured by setting the prescaler and the counter period registers. The prescaler determines the clock frequency input to the Timer, while the counter period determines the total number of clock cycles before the Timer resets.</text:p>
      <text:list xml:id="list1748800051" text:style-name="L55">
        <text:list-item>
          <text:p text:style-name="P60">What is the purpose of Timer interrupts in STM32F411 MCU?</text:p>
        </text:list-item>
      </text:list>
      <text:p text:style-name="P16"><text:soft-page-break/>Timer interrupts are used to trigger the execution of a specific code block at a specified time interval. This can be used for generating periodic events, performing precise timing functions, and triggering other peripherals.</text:p>
      <text:list xml:id="list260994386" text:style-name="L56">
        <text:list-item>
          <text:p text:style-name="P61">Can multiple Timers be used simultaneously in STM32F411 MCU?</text:p>
        </text:list-item>
      </text:list>
      <text:p text:style-name="P16">Yes, multiple Timers can be used simultaneously in STM32F411 MCU. Each Timer can be configured independently, allowing for a wide range of timing functions.</text:p>
      <text:list xml:id="list4182863892" text:style-name="L57">
        <text:list-item>
          <text:p text:style-name="P62">What is the difference between hardware and software triggers in Timer?</text:p>
        </text:list-item>
      </text:list>
      <text:p text:style-name="P16">Hardware triggers are generated by an external event, such as a rising or falling edge on an input pin, while software triggers are generated by software code. Hardware triggers are generally more precise and reliable, while software triggers offer more flexibility and control.</text:p>
      <text:p text:style-name="P2"/>
      <text:p text:style-name="P2"/>
      <text:p text:style-name="P3"><text:tab/><text:tab/><text:tab/><text:tab/><text:tab/><text:tab/>SPI</text:p>
      <text:p text:style-name="P2"/>
      <text:p text:style-name="P44"><text:span text:style-name="T1">1.</text:span>What is SPI in STM32F411 MCU?</text:p>
      <text:p text:style-name="P16">SPI stands for Serial Peripheral Interface. It is a communication interface that allows the microcontroller to communicate with other devices using serial communication.</text:p>
      <text:list xml:id="list2568536756" text:style-name="L59">
        <text:list-item>
          <text:p text:style-name="P63">How many SPI modules are available in STM32F411 MCU?</text:p>
        </text:list-item>
      </text:list>
      <text:p text:style-name="P16">STM32F411 MCU has up to 3 SPI modules depending on the package.</text:p>
      <text:list xml:id="list1487540027" text:style-name="L60">
        <text:list-item>
          <text:p text:style-name="P64">What is the difference between SPI and I2C?</text:p>
        </text:list-item>
      </text:list>
      <text:p text:style-name="P16"><text:soft-page-break/>SPI is a synchronous communication interface, while I2C is an asynchronous communication interface. SPI requires more hardware connections than I2C, but it can achieve higher data transfer rates.</text:p>
      <text:list xml:id="list922023733" text:style-name="L61">
        <text:list-item>
          <text:p text:style-name="P65">What are the different modes of operation in SPI?</text:p>
        </text:list-item>
      </text:list>
      <text:p text:style-name="P16">The different modes of operation in SPI are master mode and slave mode. In master mode, the microcontroller controls the communication, while in slave mode, the microcontroller responds to communication initiated by another device.</text:p>
      <text:list xml:id="list473049805" text:style-name="L62">
        <text:list-item>
          <text:p text:style-name="P66">What is the purpose of the chip select (CS) signal in SPI communication?</text:p>
        </text:list-item>
      </text:list>
      <text:p text:style-name="P16">The chip select signal is used to select the device that the microcontroller wants to communicate with in a multi-device SPI network. When the CS signal is active, the selected device becomes the target of the communication.</text:p>
      <text:list xml:id="list1130949132" text:style-name="L63">
        <text:list-item>
          <text:p text:style-name="P67">How can the data transfer rate be configured in SPI?</text:p>
        </text:list-item>
      </text:list>
      <text:p text:style-name="P16">The data transfer rate can be configured by setting the clock frequency and the bit transfer order in the SPI control registers.</text:p>
      <text:list xml:id="list2543720729" text:style-name="L64">
        <text:list-item>
          <text:p text:style-name="P68">What is the difference between full-duplex and half-duplex SPI communication?</text:p>
        </text:list-item>
      </text:list>
      <text:p text:style-name="P16">In full-duplex SPI communication, both the microcontroller and the device can transmit and receive data simultaneously. In half-duplex SPI communication, the microcontroller and the device take turns transmitting and receiving data.</text:p>
      <text:list xml:id="list537770029" text:style-name="L65">
        <text:list-item>
          <text:p text:style-name="P69">What is the purpose of the SPI data register in STM32F411 MCU?</text:p>
        </text:list-item>
      </text:list>
      <text:p text:style-name="P16"><text:soft-page-break/>The SPI data register is used to hold the data that is being transmitted or received during SPI communication.</text:p>
      <text:list xml:id="list3793765638" text:style-name="L66">
        <text:list-item>
          <text:p text:style-name="P70">How can the SPI communication be interrupted in STM32F411 MCU?</text:p>
        </text:list-item>
      </text:list>
      <text:p text:style-name="P16">The SPI communication can be interrupted using interrupt requests. When an interrupt is triggered, the microcontroller suspends the current operation and executes an interrupt service routine to handle the interrupt.</text:p>
      <text:list xml:id="list601723984" text:style-name="L67">
        <text:list-item>
          <text:p text:style-name="P71">Can SPI communication be used for communication with devices that use different voltage levels than the microcontroller?</text:p>
        </text:list-item>
      </text:list>
      <text:p text:style-name="P16">Yes, SPI communication can be used for communication with devices that use different voltage levels than the microcontroller. The SPI interface can be connected through level shifters to ensure that the voltage levels are compatible.</text:p>
      <text:p text:style-name="P2"/>
      <text:p text:style-name="P2"/>
      <text:p text:style-name="P3"><text:tab/><text:tab/><text:tab/><text:tab/><text:tab/><text:tab/><text:tab/>I2C</text:p>
      <text:p text:style-name="P2"/>
      <text:p text:style-name="P44"><text:span text:style-name="T1">1.</text:span>What is I2C in STM32F411 MCU?</text:p>
      <text:p text:style-name="P16">I2C stands for Inter-Integrated Circuit. It is a communication protocol that allows the microcontroller to communicate with other devices using a two-wire serial communication interface.</text:p>
      <text:list xml:id="list3192109898" text:style-name="L69">
        <text:list-item>
          <text:p text:style-name="P72">How many I2C modules are available in STM32F411 MCU?</text:p>
        </text:list-item>
      </text:list>
      <text:p text:style-name="P16">STM32F411 MCU has up to 3 I2C modules depending on the package.</text:p>
      <text:list xml:id="list1021132846" text:style-name="L70">
        <text:list-item>
          <text:p text:style-name="P73">What is the difference between I2C and SPI?</text:p>
        </text:list-item>
      </text:list>
      <text:p text:style-name="P16"><text:soft-page-break/>I2C is an asynchronous communication interface, while SPI is a synchronous communication interface. I2C requires fewer hardware connections than SPI, but it has a lower data transfer rate.</text:p>
      <text:list xml:id="list2036970658" text:style-name="L71">
        <text:list-item>
          <text:p text:style-name="P74">What are the different modes of operation in I2C?</text:p>
        </text:list-item>
      </text:list>
      <text:p text:style-name="P16">The different modes of operation in I2C are master mode and slave mode. In master mode, the microcontroller controls the communication, while in slave mode, the microcontroller responds to communication initiated by another device.</text:p>
      <text:list xml:id="list111699825" text:style-name="L72">
        <text:list-item>
          <text:p text:style-name="P75">What is the purpose of the I2C address in I2C communication?</text:p>
        </text:list-item>
      </text:list>
      <text:p text:style-name="P16">The I2C address is used to identify the device that the microcontroller wants to communicate with in a multi-device I2C network. Each device on the network has a unique address.</text:p>
      <text:list xml:id="list99215731" text:style-name="L73">
        <text:list-item>
          <text:p text:style-name="P76">How can the data transfer rate be configured in I2C?</text:p>
        </text:list-item>
      </text:list>
      <text:p text:style-name="P16">The data transfer rate can be configured by setting the clock frequency in the I2C control registers.</text:p>
      <text:list xml:id="list1413244645" text:style-name="L74">
        <text:list-item>
          <text:p text:style-name="P77">What is the difference between fast mode and standard mode in I2C?</text:p>
        </text:list-item>
      </text:list>
      <text:p text:style-name="P16">Fast mode has a higher clock frequency than standard mode, which results in a higher data transfer rate. However, fast mode requires stricter timing requirements and has a shorter maximum distance between devices.</text:p>
      <text:list xml:id="list3683554202" text:style-name="L75">
        <text:list-item>
          <text:p text:style-name="P78">What is the purpose of the I2C data register in STM32F411 MCU?</text:p>
        </text:list-item>
      </text:list>
      <text:p text:style-name="P16">The I2C data register is used to hold the data that is being transmitted or received during I2C communication.</text:p>
      <text:list xml:id="list882364168" text:style-name="L76">
        <text:list-item>
          <text:p text:style-name="P79"><text:soft-page-break/>How can the I2C communication be interrupted in STM32F411 MCU?</text:p>
        </text:list-item>
      </text:list>
      <text:p text:style-name="P16">The I2C communication can be interrupted using interrupt requests. When an interrupt is triggered, the microcontroller suspends the current operation and executes an interrupt service routine to handle the interrupt.</text:p>
      <text:list xml:id="list2372929504" text:style-name="L77">
        <text:list-item>
          <text:p text:style-name="P80">Can I2C communication be used for communication with devices that use different voltage levels than the microcontroller?</text:p>
        </text:list-item>
      </text:list>
      <text:p text:style-name="P16">Yes, I2C communication can be used for communication with devices that use different voltage levels than the microcontroller. The I2C interface can be connected through level shifters to ensure that the voltage levels are compatibl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2T11:53:49.435733019</meta:creation-date>
    <dc:date>2023-03-12T12:19:08.020484974</dc:date>
    <meta:editing-duration>PT4M58S</meta:editing-duration>
    <meta:editing-cycles>1</meta:editing-cycles>
    <meta:document-statistic meta:table-count="0" meta:image-count="1" meta:object-count="0" meta:page-count="14" meta:paragraph-count="137" meta:word-count="2545" meta:character-count="15379" meta:non-whitespace-character-count="12985"/>
    <meta:generator>LibreOffice/6.0.7.3$Linux_X86_64 LibreOffice_project/00m0$Build-3</meta:generator>
  </office:meta>
</office:document-meta>
</file>